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  <style:text-properties style:font-name="Arial" fo:font-size="16pt" style:font-size-asian="16pt" style:font-name-complex="Arial" style:font-size-complex="16pt"/>
    </style:style>
    <style:style style:name="P2" style:family="paragraph" style:parent-style-name="Normal">
      <style:paragraph-properties fo:margin-top="0cm" fo:margin-bottom="0cm" loext:contextual-spacing="false" fo:text-align="justify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4" style:family="paragraph" style:parent-style-name="Normal">
      <style:paragraph-properties fo:margin-left="1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1cm" style:auto-text-indent="false"/>
    </style:style>
    <style:style style:name="P6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1cm" style:auto-text-indent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Normal">
      <style:paragraph-properties fo:margin-left="0cm" fo:margin-right="0cm" fo:margin-top="0cm" fo:margin-bottom="0.212cm" loext:contextual-spacing="false" fo:text-align="justify" style:justify-single-word="false" fo:text-indent="1cm" style:auto-text-indent="false"/>
    </style:style>
    <style:style style:name="P8" style:family="paragraph" style:parent-style-name="Parágrafo_20_da_20_Lista" style:list-style-name="L1" style:master-page-name="MP0">
      <style:paragraph-properties fo:margin-left="1cm" fo:margin-right="0cm" fo:margin-top="0cm" fo:margin-bottom="0cm" loext:contextual-spacing="false" fo:text-indent="-1cm" style:auto-text-indent="false" style:page-number="auto" fo:break-before="page">
        <style:tab-stops/>
      </style:paragraph-properties>
      <style:text-properties style:font-name="Arial" fo:font-size="16pt" fo:font-weight="bold" style:font-size-asian="16pt" style:font-weight-asian="bold" style:font-name-complex="Arial" style:font-size-complex="16pt"/>
    </style:style>
    <style:style style:name="P9" style:family="paragraph" style:parent-style-name="Parágrafo_20_da_20_Lista" style:list-style-name="L1">
      <style:paragraph-properties fo:margin-left="1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/>
    </style:style>
    <style:style style:name="P10" style:family="paragraph" style:parent-style-name="Parágrafo_20_da_20_Lista" style:list-style-name="L1">
      <style:paragraph-properties fo:margin-left="1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fo:font-style="italic" style:font-size-asian="12pt" style:font-style-asian="italic" style:font-name-complex="Arial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style:font-name="Arial" fo:font-size="12pt" fo:font-weight="bold" officeooo:rsid="001d0c11" style:font-size-asian="12pt" style:font-weight-asian="bold" style:font-name-complex="Arial" style:font-size-complex="12pt"/>
    </style:style>
    <style:style style:name="T5" style:family="text">
      <style:text-properties style:font-name="Arial" fo:font-size="12pt" fo:font-weight="bold" officeooo:rsid="001d0c11" style:font-size-asian="12pt" style:font-weight-asian="bold" style:font-name-complex="Arial" style:font-size-complex="12pt" style:font-weight-complex="bold"/>
    </style:style>
    <style:style style:name="T6" style:family="text">
      <style:text-properties style:font-name="Arial" fo:font-size="12pt" fo:font-weight="normal" officeooo:rsid="001d0c11" style:font-size-asian="12pt" style:font-weight-asian="normal" style:font-name-complex="Arial" style:font-size-complex="12pt" style:font-weight-complex="normal"/>
    </style:style>
    <style:style style:name="T7" style:family="text">
      <style:text-properties officeooo:rsid="001d0c11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05cm" fo:margin-left="1.6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33884843395406943" text:style-name="L1">
        <text:list-item>
          <text:p text:style-name="P8">Introdução ao Documento</text:p>
        </text:list-item>
      </text:list>
      <text:p text:style-name="P1"/>
      <text:list xml:id="list184121621605351" text:continue-numbering="true" text:style-name="L1">
        <text:list-item>
          <text:list>
            <text:list-header>
              <text:p text:style-name="P9"><text:span text:style-name="T7">1.1.<text:tab/></text:span>Tema</text:p>
            </text:list-header>
          </text:list>
        </text:list-item>
      </text:list>
      <text:p text:style-name="P5"><text:span text:style-name="Fonte_20_parág._20_padrão"><text:span text:style-name="T1">O documento a seguir tem o objetivo de descrever, documentar requisitos e restrições e diagramar o funcionamento do software SCS Estoque de forma sistemática e objetiva, obedecendo aos critérios da UML (</text:span></text:span><text:span text:style-name="_5f_tgc"><text:span text:style-name="T2">Unified Modeling Language</text:span></text:span><text:span text:style-name="_5f_tgc"><text:span text:style-name="T1">).</text:span></text:span></text:p>
      <text:p text:style-name="P3"/>
      <text:list xml:id="list184120836731080" text:continue-numbering="true" text:style-name="L1">
        <text:list-item>
          <text:list>
            <text:list-header>
              <text:p text:style-name="P10"><text:span text:style-name="_5f_tgc"><text:span text:style-name="T5">1.</text:span></text:span><text:span text:style-name="_5f_tgc">2.<text:tab/></text:span><text:span text:style-name="_5f_tgc"><text:span text:style-name="T3">Objetivo do Projeto</text:span></text:span></text:p>
            </text:list-header>
          </text:list>
        </text:list-item>
      </text:list>
      <text:p text:style-name="P6">O desenvolvimento do software SCS Estoque tem o objetivo de prover uma ferramenta para a automação e agilização do controle de estoque de pequenas empresas utilizando de uma plataforma, linguagem de desenvolvimento e banco de dados modernos.</text:p>
      <text:p text:style-name="P2"/>
      <text:list xml:id="list184120508618194" text:continue-numbering="true" text:style-name="L1">
        <text:list-item>
          <text:list>
            <text:list-header>
              <text:p text:style-name="P10"><text:span text:style-name="_5f_tgc"><text:span text:style-name="T5">1.</text:span></text:span><text:span text:style-name="_5f_tgc"><text:span text:style-name="T5">3.<text:tab/></text:span></text:span><text:span text:style-name="_5f_tgc"><text:span text:style-name="T3">Delimitação do Problema</text:span></text:span></text:p>
            </text:list-header>
          </text:list>
        </text:list-item>
      </text:list>
      <text:p text:style-name="P6">O software tem como ponto central o fornecimento de uma ferramenta estável, prática e eficaz construída especificamente para solucionar problemas inerentes de logística e controle de um ambiente comercial. A ferramenta conta com funções de cadastro de usuário, cadastro em níveis de segurança, cadastro de produtos e fornecedores, relatórios de entrada e saída.</text:p>
      <text:p text:style-name="P2"/>
      <text:list xml:id="list184120686125476" text:continue-numbering="true" text:style-name="L1">
        <text:list-item>
          <text:list>
            <text:list-header>
              <text:p text:style-name="P10"><text:span text:style-name="_5f_tgc"><text:span text:style-name="T4">1.4.<text:tab/></text:span></text:span><text:span text:style-name="_5f_tgc"><text:span text:style-name="T3">Justificativa da Escolha do Tema</text:span></text:span></text:p>
            </text:list-header>
          </text:list>
        </text:list-item>
      </text:list>
      <text:p text:style-name="P6">O desenvolvimento de um software do tipo é de importância para uma introdução ao mundo do desenvolvimento de softwares. Os temas trabalhados serão: uso de ferramentas de desenvolvimento de softwares, banco de dados, controle de versionamento, documentação com base na engenharia de software e pesquisa na área delimitada no escopo do programa e testes preliminares.</text:p>
      <text:p text:style-name="P2"/>
      <text:list xml:id="list184122165077263" text:continue-numbering="true" text:style-name="L1">
        <text:list-item>
          <text:list>
            <text:list-header>
              <text:p text:style-name="P10"><text:span text:style-name="_5f_tgc"><text:span text:style-name="T4">1.5.<text:tab/></text:span></text:span><text:span text:style-name="_5f_tgc"><text:span text:style-name="T3">Método de Trabalho</text:span></text:span></text:p>
            </text:list-header>
          </text:list>
        </text:list-item>
      </text:list>
      <text:p text:style-name="P7"><text:span text:style-name="_5f_tgc"><text:span text:style-name="T1">O método de trabalho escolhida pela equipe foi a Metodologia Orientada a Objetos.</text:span></text:span></text:p>
      <text:list xml:id="list184120334158056" text:continue-numbering="true" text:style-name="L1">
        <text:list-item>
          <text:list>
            <text:list-header>
              <text:p text:style-name="P10"><text:span text:style-name="_5f_tgc"><text:span text:style-name="T5">1.</text:span></text:span><text:span text:style-name="_5f_tgc"><text:span text:style-name="T5">6.<text:tab/></text:span></text:span><text:span text:style-name="_5f_tgc"><text:span text:style-name="T3">Organização do Trabalho</text:span></text:span></text:p>
            </text:list-header>
          </text:list>
        </text:list-item>
      </text:list>
      <text:p text:style-name="P7"><text:span text:style-name="_5f_tgc"><text:span text:style-name="T1">O documento está organizado em capítulos bem definidos que por sua vez estão definidos em seções especializadas. Para mais informações, consulte o índice</text:span></text:span></text:p>
      <text:list xml:id="list184121728209885" text:continue-numbering="true" text:style-name="L1">
        <text:list-item>
          <text:list>
            <text:list-header>
              <text:p text:style-name="P10"><text:span text:style-name="_5f_tgc"><text:span text:style-name="T4">1.7.<text:tab/></text:span></text:span><text:span text:style-name="_5f_tgc"><text:span text:style-name="T3">Objetivo do Projeto</text:span></text:span></text:p>
            </text:list-header>
          </text:list>
        </text:list-item>
      </text:list>
      <text:p text:style-name="P4"><text:span text:style-name="_5f_tgc"><text:span text:style-name="T1">Vide capítulo 3, dedicado inteiramente ao glossário do documento.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nte_20_parág._20_padrão" style:display-name="Fonte parág. padrão" style:family="text"/>
    <style:style style:name="_5f_tgc" style:display-name="_tgc" style:family="text" style:parent-style-name="Fonte_20_parág._20_padrão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/>
    <dc:description/>
    <dc:subject/>
    <meta:initial-creator>Giovanni Armane</meta:initial-creator>
    <meta:creation-date>2015-11-18T21:16:00Z</meta:creation-date>
    <dc:date>2015-11-30T18:41:19.993116062</dc:date>
    <meta:editing-cycles>3</meta:editing-cycles>
    <meta:editing-duration>PT1M20S</meta:editing-duration>
    <meta:document-statistic meta:table-count="0" meta:image-count="0" meta:object-count="0" meta:page-count="1" meta:paragraph-count="15" meta:word-count="256" meta:character-count="1694" meta:non-whitespace-character-count="1454"/>
    <meta:template xlink:type="simple" xlink:actuate="onRequest" xlink:title="" xlink:href="Normal.dotm"/>
  </office:meta>
</office:document-meta>
</file>